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Unicode MS1" svg:font-family="'Arial Unicode MS'" style:font-adornments="Жирный" style:font-family-generic="swiss" style:font-pitch="variable"/>
    <style:font-face style:name="Arial Unicode MS" svg:font-family="'Arial Unicode MS'" style:font-adornments="Обычный"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irst_20_line_20_indent">
      <style:text-properties officeooo:rsid="000f5417" officeooo:paragraph-rsid="000f5417"/>
    </style:style>
    <style:style style:name="P2" style:family="paragraph" style:parent-style-name="First_20_line_20_indent">
      <style:text-properties officeooo:rsid="000fd43b" officeooo:paragraph-rsid="000fd43b"/>
    </style:style>
    <style:style style:name="P3" style:family="paragraph" style:parent-style-name="First_20_line_20_indent">
      <style:text-properties officeooo:rsid="00122616" officeooo:paragraph-rsid="00122616"/>
    </style:style>
    <style:style style:name="P4" style:family="paragraph" style:parent-style-name="First_20_line_20_indent">
      <style:text-properties officeooo:rsid="0012997a" officeooo:paragraph-rsid="0012997a"/>
    </style:style>
    <style:style style:name="P5" style:family="paragraph" style:parent-style-name="First_20_line_20_indent">
      <style:text-properties officeooo:rsid="0012e864" officeooo:paragraph-rsid="0012e864"/>
    </style:style>
    <style:style style:name="P6" style:family="paragraph" style:parent-style-name="First_20_line_20_indent">
      <style:text-properties fo:language="ru" fo:country="RU" officeooo:rsid="00149331" officeooo:paragraph-rsid="00149331"/>
    </style:style>
    <style:style style:name="P7" style:family="paragraph" style:parent-style-name="First_20_line_20_indent">
      <style:text-properties fo:language="ru" fo:country="RU" officeooo:rsid="00162cdb" officeooo:paragraph-rsid="00162cdb"/>
    </style:style>
    <style:style style:name="P8" style:family="paragraph" style:parent-style-name="First_20_line_20_indent">
      <style:text-properties fo:language="ru" fo:country="RU" officeooo:rsid="0017fc48" officeooo:paragraph-rsid="0017fc48"/>
    </style:style>
    <style:style style:name="P9" style:family="paragraph" style:parent-style-name="First_20_line_20_indent">
      <style:text-properties fo:language="ru" fo:country="RU" officeooo:rsid="00186982" officeooo:paragraph-rsid="00186982"/>
    </style:style>
    <style:style style:name="P10" style:family="paragraph" style:parent-style-name="First_20_line_20_indent">
      <style:text-properties fo:language="ru" fo:country="RU" officeooo:rsid="0019af49" officeooo:paragraph-rsid="0019af49"/>
    </style:style>
    <style:style style:name="P11" style:family="paragraph" style:parent-style-name="First_20_line_20_indent">
      <style:text-properties officeooo:rsid="00162cdb" officeooo:paragraph-rsid="00162cdb"/>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First_20_line_20_indent">
      <style:text-properties fo:language="ru" fo:country="RU" officeooo:rsid="001b8215" officeooo:paragraph-rsid="001b8215"/>
    </style:style>
    <style:style style:name="P14" style:family="paragraph" style:parent-style-name="First_20_line_20_indent">
      <style:text-properties fo:language="ru" fo:country="RU" officeooo:rsid="001c6865" officeooo:paragraph-rsid="001c6865"/>
    </style:style>
    <style:style style:name="P15" style:family="paragraph" style:parent-style-name="First_20_line_20_indent">
      <style:text-properties fo:language="ru" fo:country="RU" officeooo:rsid="001dde2c" officeooo:paragraph-rsid="001dde2c"/>
    </style:style>
    <style:style style:name="T1" style:family="text">
      <style:text-properties officeooo:rsid="000f5417"/>
    </style:style>
    <style:style style:name="T2" style:family="text">
      <style:text-properties officeooo:rsid="000fd43b"/>
    </style:style>
    <style:style style:name="T3" style:family="text">
      <style:text-properties fo:language="en" fo:country="US"/>
    </style:style>
    <style:style style:name="T4" style:family="text">
      <style:text-properties fo:language="ru" fo:country="RU"/>
    </style:style>
    <style:style style:name="T5" style:family="text">
      <style:text-properties officeooo:rsid="0010e3a6"/>
    </style:style>
    <style:style style:name="T6" style:family="text">
      <style:text-properties officeooo:rsid="00162cdb"/>
    </style:style>
    <style:style style:name="T7" style:family="text">
      <style:text-properties officeooo:rsid="00186982"/>
    </style:style>
    <style:style style:name="T8" style:family="text">
      <style:text-properties officeooo:rsid="0019af49"/>
    </style:style>
    <style:style style:name="T9" style:family="text">
      <style:text-properties officeooo:rsid="001dde2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2"><text:a xlink:type="simple" xlink:href="#__RefHeading___Toc204_367490097" text:style-name="Index_20_Link" text:visited-style-name="Index_20_Link">Предисловие<text:tab/>1</text:a></text:p>
          <text:p text:style-name="P12"><text:a xlink:type="simple" xlink:href="#__RefHeading___Toc218_367490097" text:style-name="Index_20_Link" text:visited-style-name="Index_20_Link">Глава 1. Вторник, 5 апреля<text:tab/>1</text:a></text:p>
          <text:p text:style-name="P12"><text:a xlink:type="simple" xlink:href="#__RefHeading___Toc220_367490097" text:style-name="Index_20_Link" text:visited-style-name="Index_20_Link">Глава 2. Среда, 6 апреля<text:tab/>3</text:a></text:p>
          <text:p text:style-name="P12"><text:a xlink:type="simple" xlink:href="#__RefHeading___Toc222_367490097" text:style-name="Index_20_Link" text:visited-style-name="Index_20_Link">Глава 3. Четверг, 7 апреля<text:tab/>5</text:a></text:p>
          <text:p text:style-name="P12"><text:a xlink:type="simple" xlink:href="#__RefHeading___Toc174_301564181" text:style-name="Index_20_Link" text:visited-style-name="Index_20_Link">Глава 4. Головная боль и расследование<text:tab/>6</text:a></text:p>
        </text:index-body>
      </text:table-of-content>
      <text:h text:style-name="Heading_20_2" text:outline-level="2"/>
      <text:h text:style-name="Heading_20_2" text:outline-level="2"><text:bookmark-start text:name="__RefHeading___Toc204_367490097"/>Предисловие<text:bookmark-end text:name="__RefHeading___Toc204_367490097"/></text:h>
      <text:p text:style-name="First_20_line_20_indent">Случилось нижеописанное в 2089 году. Время тогда было непонятное. После отмены границ и установления единого языка общения всё перемешалось. Люди переселялись с запада на восток, а с востока на запад.</text:p>
      <text:p text:style-name="First_20_line_20_indent">Все учёные мира объединились в МНИИ (международный научно-исследовательский институт). Не прошло и года, как был изобретён КПМ («карманный перпетуум мобиле», он же «быстрый вечный двигатель»), который, впрочем, отнюдь не был вечным, да и карманным тоже. В результате создания КПМ космическое пространство стало осваиваться поистине с «космической» скоростью. Случалось, наткнётся астроисследователь на незанесённую в каталоги планету, а там уже живут несколько семейств, предъявляющих на неё свои права.</text:p>
      <text:p text:style-name="First_20_line_20_indent">После объединения государств был создан единый Большой Совет, занимающийся делами на Земле. Сам строй, существовавший тогда, был смесью капитализма и социализма, местами с уклоном в ту или иную сторону.</text:p>
      <text:p text:style-name="First_20_line_20_indent">САКвцОк (Совет Астронавтики, Контактов с внеземными цивилизациями и Освоения космоса), как видно из названия, на Земле не играл никакой роли, но в открытом космосе… О, там он был единым и могучим правителем. Ему подчинялись все, его решение беззаговорочно (именно та<text:span text:style-name="T7">к</text:span>, не безоговорочно) принималось как должностными, так и частными лицами.</text:p>
      <text:p text:style-name="First_20_line_20_indent"/>
      <text:h text:style-name="Heading_20_2" text:outline-level="2"><text:bookmark-start text:name="__RefHeading___Toc218_367490097"/>Глава 1. Вторник, 5 апреля<text:bookmark-end text:name="__RefHeading___Toc218_367490097"/></text:h>
      <text:p text:style-name="First_20_line_20_indent"/>
      <text:p text:style-name="First_20_line_20_indent">Ровно в 5 часов утра в квартире молодого журналиста Ричарда Эйсона прозвенел звонок. <text:span text:style-name="T1">Старинный будильник, нарушивший тишину в этот ранний час, казалось, не прекратит звенеть, пока не разбудит и мёртвого. Человек, спящий на кровати у окна, зашевелился, застонал, сел, нащупал подушку и швырнул её в ничем не повинный механизм. Посидев с закрытыми глазами минут 5, он открыл их. Первое, что бросилось ему в глаза, была записка, написанная им ещё вчера вечером. Она гласила: «Дик, свинья ты этакая, сегодня в семь часов вечера ты обещал прибыть к восьми утра пятого апреля в полицию (на практику). </text:span><text:soft-page-break/><text:span text:style-name="T1">Проснёшься, вставай немедленно и шпарь в редакцию за направлением. На завтрак бутерброды в холодильнике».</text:span></text:p>
      <text:p text:style-name="P1">Ричард посидел, бездумно глядя на записку, а потом перевёл взгляд на часы. Было шесть тридцать 5 апреля.</text:p>
      <text:p text:style-name="P1">Парень ущипнул себя, но ничто не изменилось. Он даже не заметил, как проспал ещё больше часа. Вскочив с кровати как ужаленный, он быстро стал одеваться. Одевшись, Дик схватил бутерброды и бросился бежать в редакцию. Он так торопился, что даже забыл заправить кровать, чего с ним никогда до этого не случалось.</text:p>
      <text:p text:style-name="P1">...в полиции его уже ждали. Инспектор Гольц и его ассистент, сержант Этлз без лишних вопросов просмотрели документы, представившись, и быстро пошли куда-то вглубь здания. Дик, рассеянно смотря им вслед, остался стоять на месте, но инспектор обернулся и позвал его. Ричард бросился к ним.</text:p>
      <text:p text:style-name="P1">- Запомните, молодой человек, если мы идём куда-то, то не отставайте. Ракета на космодроме Вас ждать не будет.</text:p>
      <text:p text:style-name="P1">Язвительно-злобный тон инспектора как холодный душ подействовал на «молодого человека». Дик хотел было узнать, что случилось, но Гольц только поморщился. Довольно симпатичный сержант высоким, почти женским голосов прояснил ситуацию. Эйсон сразу начал записывать.</text:p>
      <text:p text:style-name="P1">«В 208<text:span text:style-name="T2">6</text:span> году в одной из самых респектабельных газет появилось объявление о продаже небольшой планетки, притяжение на которой, однако, почти было равно земному. Вскоре купивший её фермер исчез вместе со своей семьёй. Трупов найдено не было. В июле 208<text:span text:style-name="T2">7</text:span> года так же бесследно пропала ещё одна семья, купившая эту планету. Потом, кажется, всё поутихло, но в середине мая <text:span text:style-name="T2">2088 года </text:span>всё повторилось. <text:span text:style-name="T2">2089 год был в разгаре, и толпы богачей старались купить планетки поменьше, чтоб отдыхать там от своих дел. У Роковой, так назвали злополучную планету, вновь появился хозяин, богатый банкир Андреас Карбонатти. Он, как и предыдущие жители, исчез. Полиция решила открыть это дело и поручила его инспектору Гольцу.»</text:span></text:p>
      <text:p text:style-name="P2">Голос инспектора поторапливал их: «Скорее, скорее». В результате, на контрольный пункт полицейского космодрома они ворвались бегом.</text:p>
      <text:p text:style-name="P2">Запыхавшийся Дик хотел взять интервью у технического смотрителя, но тут же услышал позывные своего катера. Вслед за инспектором и сержантом, он выскочил на поле и побежал к кораблю. Хотя официальное название было КПМ-К-43, за скромные размеры все называли такие катера «малютками». Эти имена та прочно вошли в лексикон, что настоящие наименования совсем не употреблялись. Внешне «малютка» была похожа на описание флайеров, летательный аппаратов, придуманных писателями-фантастами прошлого века. Его жёлтая окраска с красными и синими полосами по бокам корпуса ослепляла чистотой и яркостью.</text:p>
      <text:p text:style-name="P2">Инспектор, сержант и журналист вошли внутрь. Люк за ними бесшумно закрылся. Заработали двигатели, и «малютка», быстро набирая скорость, понеслась в космос.</text:p>
      <text:p text:style-name="P2"><text:soft-page-break/>Поскольку лететь надо было два часа, а делать нечего, Ричард решил ещё раз повнимательнее присмотреться к своим спутникам.</text:p>
      <text:p text:style-name="P2">Инспектор сидел, нахмурившись. Всем своим видом он доказывал правильность начальных стереотипов.</text:p>
      <text:p text:style-name="P2">«Прямо-таки кощей», <text:s/>- подумалось Дику.</text:p>
      <text:p text:style-name="P2">Сержант же напротив был открытой весёлой личностью, насколько об этом можно было судить по внешнему виду. Ричарда поразили очень правильные черты лица. </text:p>
      <text:p text:style-name="P2">«Из этого парня получилась бы неплохая девушка», <text:s/>- мелькнула в голове парня ещё одна мысль.</text:p>
      <text:p text:style-name="P2">Дав своим спутникам такую характеристику, Дик взял блокнот и стал от нечего делать рисовать. Свои зарисовки он делал так: сперва чертил просто так несколько черт, а потом смотрел, на что это похоже и заканчивал рисунок. Но очень скоро это надоело. Дик посмотрел <text:s/>в иллюминатор и чуть было не ахнул. Как это ни странно, но в открытый для полетов космос он выбирался впервые и, увидев по курсу планетку, словно дымкой покрытую атмосферой, такую симпатичную, что Земля по сравнению с ней ничто, удивился.</text:p>
      <text:p text:style-name="P2">Автопилот бесстрастным голосом сообщил произнёс: «Планета <text:span text:style-name="T3">BRZ-1 ”</text:span><text:span text:style-name="T4">Роковая</text:span><text:span text:style-name="T3">”</text:span><text:span text:style-name="T4">. Посадка</text:span>». Катер пошёл на снижение. Когда корабль приземлился, всё тот же безэмоциональный голос сказал: «Условия нормальные. Можно выходить. Добро пожаловать».</text:p>
      <text:p text:style-name="P2">Первым вышел инспектор и сразу направился в видневшемуся неподалёку дому. Он толкнул дверь, и та бесшумно отворилась прямо в темноту. Гольц шагнул внутрь и включил фонарь. Вдруг, слева послышалось шуршание. Инспектор обернулся, выхватил пистолет с лазерной вставкой и направил на звук луч фонаря. Сержант и Ричард отступили назд. Яркая вспышка затмила свет фонаря, и тут же раздался визг.</text:p>
      <text:p text:style-name="P2"/>
      <text:h text:style-name="Heading_20_2" text:outline-level="2"><text:bookmark-start text:name="__RefHeading___Toc220_367490097"/>Глава 2. Среда, 6 апреля<text:bookmark-end text:name="__RefHeading___Toc220_367490097"/></text:h>
      <text:p text:style-name="P2">Опалённая крыса бросилась в дыру в стене. <text:span text:style-name="T5">Инспектор сунул пистолет за пояс, отряхнулся <text:s/>и презрительно усмехнулся своим отступившим спутникам. Из груди журналиста вырвался вздох.</text:span></text:p>
      <text:p text:style-name="P3">На ночь расположились на полянке возле дома. Вахту нёс сержант. Эйсон сидел всё ночь у костра и думал о самых разных вещах, что можно было заметить по его отсутствующему взгляду. Притом, вещи эти от службы были далеки так же, как от Солнца до Арктура.</text:p>
      <text:p text:style-name="P3">Инспектор встал без четверти пять. Местное солнце как и земное, только всходило. Совершив небольшую пробежку, Гольц выполнил несколько упражнений по каратэ. Затем он подошёл к резервуару с ледяной водой и стал обливаться, громко фыркая как лошадь. Закончив душ, он посмотрел на часы. Было пять часов три минуты.</text:p>
      <text:p text:style-name="P3"><text:soft-page-break/>Ровно через три часа и сорок две минуты проснулся журналист. Покачиваясь и зевая, он вышел из палатки, протёр глаза и поплёлся вокруг сада. Однако, не пройдя и двадцати метров, остановился, ещё раз глубоко зевнул и с натугой сделал три дыхательных упражнения Хатха-йоги. Когда парень подошёл к воде, одного взгляда на неё было достаточно, чтоб по всему телу Ричарда пробежала судорога. Он отвернулся и посмотрел на часы. Было восемь часов пятьдесят девять минут.</text:p>
      <text:p text:style-name="P4">Инспектор и сержант уже поели, и поэтому доедать холодный завтрак Дику пришлось одному. Он радостно подошёл к столу и увидел на нём… овсянку, которую не переносил с детства. Радость его тут же померкла, а на смену ей явилось глубокое мрачное раздумье.</text:p>
      <text:p text:style-name="P4">Осмотр окрестностей явно не способствовал улучшению настроения. Вид у Ричарда стал такой мрачный и решительный, что, казалось, попадись ему сейчас дюжина вооружённых до зубов бандитов, он быстро справился бы с ними один и безо всякого оружия. Но бандитов не попадалось, а плохое настроение потихоньку исчезло само собой. Выражение лица журналиста, что прежде напоминало разъярённого тигра, теперь же походило на мордочку кота, который хотел погреться у камина, но прогуляться немного тоже не прочь.</text:p>
      <text:p text:style-name="P5">Пройдя километров восемь по дороге, Эйсон совсем выдохся. Инспектор решил устроить привал, а потом возвращаться, так как этот день был коротким, и часа через два-три должно было начать темнеть. Подзакусив пайком, который походил на туристские полуфабрикаты, выпускаемые в прошлом, и отдохнув как следует, все трое двинулись назад. За оставленный без контроля на целый день лагерь они не беспокоились. Электронный сторож остановит всякого, кто попробует проникнуть внутрь без предъявления удостоверения личности и без опознания компьютером.</text:p>
      <text:p text:style-name="P6">На последнем километре журналист еле держался на ногах. До лагеря оставалось каких-то сто метров, когда Дик увидел палатки. Глаза его загорелись, и он бросился вперёд. Забыв про всё на свете, он уже предвкушал отдых, когда лёгкий электрический удар привёл его в чувство. Это было так неожиданно, что Ричард сел прямо на месте. Так как сидение на колючем кустарнике, а уселся он именно на него, было несколько непривычным, то, вскочив тут же на ноги, парень подпрыгнул на метр, а затем с дики криком приземлился прямо на коварные колючки. Тут его нервная система не выдержала, и он, высоко поднимая ноги, понёсся к пруду. Бежал он ждо тех пор, пока не провалился по пояс в яму с водой. Кишащие в ней пиявки ринулись строем на возмутителя спокойствия. Результатом этого налёта был ещё один прыжок вверх. Но это совсем прояснило ситуацию. Эйсон выбежал на сушу, но споткнулся и упал, уткнувшись <text:s/>носом в песок. Тут же перед ним вылез жук с огромными клыками (так, по крайней мере, показалось парню) и направился прямо к носу, причём, отнюдь не с дружескими намерениями. Это побудило Дика вскочить на ноги и резко и брезгливо отрывать от себя присосавшихся пиявок, решивших умереть геройской смертью.</text:p>
      <text:p text:style-name="P6">Совершая эту церемонию, Ричард крутился на месте, так как знал теперь, что здешние пиявки кусаются не хуже земных. Но вот, последняя пиявка была оторвана, и он тут же сник. Он вспомнил, что не завтракал сегодня, вспомнил, что позади длинный путь, а самое главное, он вспомнил, что за ним наблюдали его спутники, и краска стыда залила его лицо. Он повернулся к лагерю и огляделся, но никого не увидел, только из лагеря доносился звон <text:soft-page-break/>посуды, подготовленной к ужину. Парень отряхнулся ещё раз и спокойно пошёл к электронному контролёру, чтоб засвидетельствовать свою личность и поспеть на ужин, на котором решил наверстать заодно и завтрак. Но удача в этот день окончательно отвернулась от него. На ужин снова была овсянка. Ложиться спать ему пришлось голодным. Он вошёл в палатку и выключил свет. Тишину, царящую. Внутри, стали нарушать только редкие и глубокие вздохи. На двести семьдесят третьем вздохе Дик наконец-то заснул.</text:p>
      <text:p text:style-name="P6">Сон не принёс полного успокоения. Снилось Ричарду, что за ним по пятам гоняется тарелка овсянки, а под ногами попадаются только ямы с водой и пиявками. Каша вот-вот догонит, он тут он делает гигантский прыжок и взмывает в воздух. Повиснув на высоте десяти метров, он видит на земле людей, которые все с удовольствием едят овсянку.</text:p>
      <text:p text:style-name="P6">Здесь он проснулся, но почти сразу снова уснул. Теперь ему снились полчища обож<text:span text:style-name="T6">ж</text:span>ённых крыс, <text:span text:style-name="T6">бегущих за ним по пятам. Он снова проснулся.</text:span></text:p>
      <text:p text:style-name="P7">И тут раздался крик.</text:p>
      <text:p text:style-name="P7"/>
      <text:h text:style-name="Heading_20_2" text:outline-level="2"><text:bookmark-start text:name="__RefHeading___Toc222_367490097"/>Глава 3. Четверг, 7 апреля<text:bookmark-end text:name="__RefHeading___Toc222_367490097"/></text:h>
      <text:p text:style-name="P11">Крик был похож на петушиный, но, выглянув из палатки, Ричард нигде не заметил петуха. Наконец, он увидел, что кричал какой-то зверь, похожий на гибрид поросёнка и ехидны.</text:p>
      <text:p text:style-name="P8">Дик решил больше не спать. На часах было четыре утра по местному времени. Надо сказать, что местное время отличалось от земного, так ак планетка вращалась с большой скоростью вокруг двух звёзд, большой и маленькой. Из-за этого дни чередовались по длине: один день длинный, один короткий. Соответственно, час, минут и секунды принимали разные значения. Конечно, такая смена длин дня и ночи была неудобна, зато то, что не успел сделать <text:s/>в короткий день, можно сделать в длинный.</text:p>
      <text:p text:style-name="P8">Как всегда, без четверти пять встал инспектор. Он с удивлением посмотрел на вставшего раньше него журналиста, но промолчал. Сделав обычную для себя гимнастику, Гольц пошёл будить сержанта, но только дошёл до палатки, как тот сам вышел ему навстречу. Они посовещались о чём-то и разошлись. Через пятнадцать минут был завтрак. На этот раз были салат и пудинг, хотя для утренней трапезы эти блюда не очень подходили.</text:p>
      <text:p text:style-name="P8">После завтрака сержант снова куда-то ушёл, а инспектор стал что-то писать в своём блокноте. По мнению Ричарда, на следствие это походило мало. Поэтому, походив туда-сюда без толку, он решил немного прогуляться.</text:p>
      <text:p text:style-name="P8">Выйдя из лагеря, он хотел пойти к пруду, но вспомнил про пиявок и остановился. Второй его мыслью было пойти в поход, как вчера, но подумав, что, устав, он снова может позабыть пройти контроль, а получить ещё один заряд тока ему вовсе не хотелось, повернул к дому. По каменной дороже он подошёл к деревянному крыльцу. Ступеньки по дего ногами отозвались скрипом. <text:s/>Негромко скрипнула дверь.</text:p>
      <text:p text:style-name="P8">«Совсем как в приключенческом романе».</text:p>
      <text:p text:style-name="P8"><text:soft-page-break/>Раздался шорох.</text:p>
      <text:p text:style-name="P8">«Крыса», - подумал Дик, вглядываясь в темноту.</text:p>
      <text:p text:style-name="P8">Тут на него обрушился такой удар, что искры посыпались из глаз парня. Всё посветлело, а затем снова потемнело у него в глазах, и он упал.</text:p>
      <text:p text:style-name="P8"/>
      <text:h text:style-name="Heading_20_2" text:outline-level="2"><text:bookmark-start text:name="__RefHeading___Toc174_301564181"/>Глава 4. Головная боль и расследование<text:bookmark-end text:name="__RefHeading___Toc174_301564181"/></text:h>
      <text:p text:style-name="P8">Очнувшись, Дик сел и со стоном пощупал свою голову. <text:span text:style-name="T7">Он слабо крикнул, и через минуту к нему подбежали инспектор и сержант. Гольц посветил фонариком вниз и присвистнул. Возле журналиста, на голове которого появилась огромная шишка, лежала тяжёлая балка, концы которой были обломаны. Видимо, когда журналист вошёл внутрь, балка уже еле держалась. Концы её сломались, она не удержалась и упала парню на голову. По крайней мере, так объяснил Эйсону инспектор. Дику помогли подняться и отвели в палатку.</text:span></text:p>
      <text:p text:style-name="P9">После этого Гоьц некоторое время заинтересованно смотрел на него, видимо, восхищался в душе такой твёрдостью черепной коробки. Но потом стало как прежде. Инспектор, похоже, подумал, что такая крепость может быть только при пустой голове, то есть у дурака.</text:p>
      <text:p text:style-name="P9">Эйсон догадывался об этом, но не обижался, может быть потому, что головная боль не оставляла места для других чувств. И тут ему захотелось чихнуть. Он чихнул. Но нос снова защекотало, притом так сильно, что Ричард стал чихать без остановки. Он зарывался лицом в одеяло, но удержаться не было сил. Слёзы наворачивались на глаза Дика. Он вскочил и стал, оглушительно чихая, бегать по палатке, круша всё, что попадалось под руку. Чтобы как-то утихомириться, он схватился руками за полку-карман. Тут он чихнул так сильно, что опрокинул на себя стакан с водой. После непродолжительного душа он получил посудиной по шишке, набитой после падения балки. Стакан при этом уцелел. Но — о чудо — боль и неудержимое чиханье, только что <text:span text:style-name="T8">изматывающее</text:span> его организм, <text:span text:style-name="T8">исчезли без следа.</text:span></text:p>
      <text:p text:style-name="P10">Тут в голову журналисту пришла странная идея сходить посмотреть на балку, ударившую его. Выбравшись из палатки, он прошёл к небольшому пустырю за домом, где интересующий его предмет приготовили для сожжения. Он нагнулся поближе, чтоб хорошенько разглядеть балку, но тут же отпрянул. Он заметил, что с одной стороны конец был подпилен. Дик побежал за фотоаппаратом, почти не соображая, что делает, но когда вернулся, нашёл только инспектора и кучку пепла.</text:p>
      <text:p text:style-name="P13">Возвращаясь в палатку, Ричард стал думать о том, что видел. Несомненно, кто-то хочет чьей-то смерти, но чьей? Поразмыслив, он решил, что жертвой должен был быть инспектор, ведь входить-то, по сути, надо было ему. Подумав так, он хотел было пойти сказать об этом Гольцу, но почему-то передумал. Может, он хотел расследовать всё сам, чтобы потом похвастаться инспектору, а может нет — это неизвестно. Неопровержимо известно только одно: журналист взялся за дело всерьёз. Он достал чемоданчик, где всегда возил с собой книги разных жанров: детективы, фантастику, документальные. Все произведения были <text:soft-page-break/>датированы концом двадцатого века, и от этого приобретали в глазах своего владельца ещё и историческую ценность. На этот раз Дик взял приключения. Быстренько пролистав их, он подумал, что хорошо уловил ход расследования и теперь может приступить к своему.</text:p>
      <text:p text:style-name="P14">Он достал из сумки лупу, которую всегда брал с собой, фонарик и блокнот с карандашом. Выйдя из палатки, Ричард уверенным шагом направился к дому, но вошёл туда с некоторой опаской, которая оказалась напрасной. На этот раз ему не бросались под ноги крысы, а сверху не падала балка.</text:p>
      <text:p text:style-name="P14">Эйсон включил фонарик и прошёл в соседнюю комнату. Там было окно, и скудного света, проникавшего через него, было достаточно для того, чтоб рассмотреть некоторые предметы. Похоже, инспектор здесь тоже побывал, так как осколки стекла, посуды и тряпки были сметены в сторону.</text:p>
      <text:p text:style-name="P14">Затем Дик проследовал в уборную. Хоть он и освещал себе дорогу, но всё же споткнулся и упал. Здесь тоже царил беспорядок, что объяснялось деятельностью крыс и тем, что без надзора здесь быстро всё начинало портиться. И теперь по виду дома нельзя было сказать, что тут ещё совсем недавно жили.</text:p>
      <text:p text:style-name="P14">Итак, Ричард упал, чуть не ударившись об унитаз. Он чертыхнулся и стал подниматься, но тут луч фонаря упал на внутреннюю стенку, и парень замер. Он заметил там отпечатавшиеся лиловые буквы, уже расплывшиеся, но отчётливо заметные при хорошем освещении. Надпись была зеркальная, как будто переведённая с листа. Сильно заволновавшись, Дик скопировал её в свой блокнот, перевернули <text:span text:style-name="T9">листок</text:span> и посмотрел через не<text:span text:style-name="T9">го</text:span> на фонарь. <text:span text:style-name="T9">Прочитав написанное, он сунул страницу в карман, а ту запись, которая отпечаталась на унитазе, смыл. Правда, он тут же подумал, что надо было её оставить. Так, наверное, было бы лучше. Однако, её уже не воротишь, подумал Ричард, выходя из дома и направляясь в палатку.</text:span></text:p>
      <text:p text:style-name="P15">Он снова <text:s/>и снова смотрел на добытую запись и не знал, как ею воспользоваться. А она гласила: «Завтра и по коротким дням, в три у холма со стороны заката».</text:p>
      <text:p text:style-name="P15">Короткая запись, но сколько нового она принесла. Дик, наконец, решился. Итак, завтра в три у холма.</text:p>
      <text:p text:style-name="P15">«Со стороны заката», - была его последняя мысль, прежде чем он заснул.</text:p>
      <text:p text:style-name="P15"/>
      <text:h text:style-name="Heading_20_2" text:outline-level="2">Глава 5.</text:h>
      <text:h text:style-name="Heading_20_3" text:outline-level="3">Пятница, 8 апреля</text:h>
      <text:p text:style-name="P15">С утра Дик не находил себе мест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Unicode MS1" svg:font-family="'Arial Unicode MS'" style:font-adornments="Жирный" style:font-family-generic="swiss" style:font-pitch="variable"/>
    <style:font-face style:name="Arial Unicode MS" svg:font-family="'Arial Unicode MS'" style:font-adornments="Обычный"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rst_20_line_20_indent" style:display-name="First line indent" style:family="paragraph" style:parent-style-name="Text_20_body" style:class="text">
      <style:paragraph-properties fo:margin-left="0cm" fo:margin-right="0cm" fo:text-align="justify" style:justify-single-word="false" fo:text-indent="0.499cm" style:auto-text-indent="false"/>
      <style:text-properties style:font-name="Arial Unicode MS" fo:font-family="'Arial Unicode MS'" style:font-style-name="Обычный" style:font-family-generic="swiss" style:font-pitch="variable" fo:font-size="11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text-properties style:font-name="Arial Unicode MS1" fo:font-family="'Arial Unicode MS'" style:font-style-name="Жирный"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21cm" loext:contextual-spacing="false" fo:text-align="center" style:justify-single-word="false"/>
      <style:text-properties style:font-name="Arial Unicode MS1" fo:font-family="'Arial Unicode MS'" style:font-style-name="Жирный" style:font-family-generic="swiss" style:font-pitch="variable" fo:font-size="101%" fo:font-weight="bold" style:font-size-asian="101%" style:font-weight-asian="bold" style:font-size-complex="101%" style:font-weight-complex="bold"/>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hidden="true"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Frame_20_contents" style:display-name="Frame contents" style:family="paragraph" style:hidden="true" style:parent-style-name="Standard" style:class="extra"/>
    <style:style style:name="Table_20_Contents" style:display-name="Table Contents" style:family="paragraph" style:hidden="true" style:parent-style-name="Standard" style:class="extra">
      <style:paragraph-properties text:number-lines="false" text:line-number="0"/>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able" style:family="paragraph" style:hidden="true" style:parent-style-name="Caption" style:class="extra"/>
    <style:style style:name="Figure" style:family="paragraph" style:hidden="true" style:parent-style-name="Caption" style:class="extra"/>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hidden="true" style:parent-style-name="Caption" style:class="extra"/>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hidden="true"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0T06:10:11.043000000</meta:creation-date>
    <dc:date>2019-06-04T20:09:10.949000000</dc:date>
    <meta:editing-duration>PT57M37S</meta:editing-duration>
    <meta:editing-cycles>11</meta:editing-cycles>
    <meta:generator>LibreOffice/6.2.4.2$Windows_X86_64 LibreOffice_project/2412653d852ce75f65fbfa83fb7e7b669a126d64</meta:generator>
    <meta:document-statistic meta:table-count="0" meta:image-count="0" meta:object-count="0" meta:page-count="7" meta:paragraph-count="69" meta:word-count="2791" meta:character-count="18227" meta:non-whitespace-character-count="15493"/>
  </office:meta>
</office:document-meta>
</file>